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/>
    <style:style style:name="ce3" style:family="table-cell" style:parent-style-name="Default" style:data-style-name="N111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Peak 0</text:p>
          </table:table-cell>
          <table:table-cell office:value-type="string" calcext:value-type="string">
            <text:p>Peak 1</text:p>
          </table:table-cell>
          <table:table-cell office:value-type="string" calcext:value-type="string">
            <text:p>Peak 2</text:p>
          </table:table-cell>
          <table:table-cell office:value-type="string" calcext:value-type="string">
            <text:p>pedestal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table:style-name="ce1" office:value-type="float" office:value="47.53" calcext:value-type="float">
            <text:p>4.75E+001</text:p>
          </table:table-cell>
          <table:table-cell table:style-name="ce2" office:value-type="float" office:value="53.667" calcext:value-type="float">
            <text:p>5.37E+001</text:p>
          </table:table-cell>
          <table:table-cell/>
          <table:table-cell table:formula="of:=[.B2]" office:value-type="float" office:value="47.53" calcext:value-type="float">
            <text:p>47.530</text:p>
          </table:table-cell>
          <table:table-cell table:formula="of:=[.C2]-[.B2]" office:value-type="float" office:value="6.137" calcext:value-type="float">
            <text:p>6.137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table:style-name="ce2" office:value-type="float" office:value="48.9001" calcext:value-type="float">
            <text:p>4.89E+001</text:p>
          </table:table-cell>
          <table:table-cell table:style-name="ce2" office:value-type="float" office:value="54.9881" calcext:value-type="float">
            <text:p>5.50E+001</text:p>
          </table:table-cell>
          <table:table-cell/>
          <table:table-cell table:formula="of:=[.B3]" office:value-type="float" office:value="48.9001" calcext:value-type="float">
            <text:p>48.900</text:p>
          </table:table-cell>
          <table:table-cell table:formula="of:=[.C3]-[.B3]" office:value-type="float" office:value="6.08799999999999" calcext:value-type="float">
            <text:p>6.088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table:style-name="ce2" office:value-type="float" office:value="48.0855" calcext:value-type="float">
            <text:p>4.81E+001</text:p>
          </table:table-cell>
          <table:table-cell table:style-name="ce2" office:value-type="float" office:value="53.701" calcext:value-type="float">
            <text:p>5.37E+001</text:p>
          </table:table-cell>
          <table:table-cell/>
          <table:table-cell table:formula="of:=[.B4]" office:value-type="float" office:value="48.0855" calcext:value-type="float">
            <text:p>48.086</text:p>
          </table:table-cell>
          <table:table-cell table:formula="of:=[.C4]-[.B4]" office:value-type="float" office:value="5.6155" calcext:value-type="float">
            <text:p>5.616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table:style-name="ce2" office:value-type="float" office:value="47.1115" calcext:value-type="float">
            <text:p>4.71E+001</text:p>
          </table:table-cell>
          <table:table-cell table:style-name="ce2" office:value-type="float" office:value="52.8443" calcext:value-type="float">
            <text:p>5.28E+001</text:p>
          </table:table-cell>
          <table:table-cell/>
          <table:table-cell table:formula="of:=[.B5]" office:value-type="float" office:value="47.1115" calcext:value-type="float">
            <text:p>47.112</text:p>
          </table:table-cell>
          <table:table-cell table:formula="of:=[.C5]-[.B5]" office:value-type="float" office:value="5.7328" calcext:value-type="float">
            <text:p>5.733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table:style-name="ce2" office:value-type="float" office:value="48.2158" calcext:value-type="float">
            <text:p>4.82E+001</text:p>
          </table:table-cell>
          <table:table-cell table:style-name="ce2" office:value-type="float" office:value="53.7595" calcext:value-type="float">
            <text:p>5.38E+001</text:p>
          </table:table-cell>
          <table:table-cell/>
          <table:table-cell table:formula="of:=[.B6]" office:value-type="float" office:value="48.2158" calcext:value-type="float">
            <text:p>48.216</text:p>
          </table:table-cell>
          <table:table-cell table:formula="of:=[.C6]-[.B6]" office:value-type="float" office:value="5.54369999999999" calcext:value-type="float">
            <text:p>5.544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table:style-name="ce2" office:value-type="float" office:value="47.1873" calcext:value-type="float">
            <text:p>4.72E+001</text:p>
          </table:table-cell>
          <table:table-cell table:style-name="ce2" office:value-type="float" office:value="52.7751" calcext:value-type="float">
            <text:p>5.28E+001</text:p>
          </table:table-cell>
          <table:table-cell/>
          <table:table-cell table:formula="of:=[.B7]" office:value-type="float" office:value="47.1873" calcext:value-type="float">
            <text:p>47.187</text:p>
          </table:table-cell>
          <table:table-cell table:formula="of:=[.C7]-[.B7]" office:value-type="float" office:value="5.5878" calcext:value-type="float">
            <text:p>5.588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table:style-name="ce2" office:value-type="float" office:value="49.4928" calcext:value-type="float">
            <text:p>4.95E+001</text:p>
          </table:table-cell>
          <table:table-cell table:style-name="ce2" office:value-type="float" office:value="55.0326" calcext:value-type="float">
            <text:p>5.50E+001</text:p>
          </table:table-cell>
          <table:table-cell table:style-name="ce2" office:value-type="float" office:value="60.9753" calcext:value-type="float">
            <text:p>6.10E+001</text:p>
          </table:table-cell>
          <table:table-cell table:formula="of:=[.B8]" office:value-type="float" office:value="49.4928" calcext:value-type="float">
            <text:p>49.493</text:p>
          </table:table-cell>
          <table:table-cell table:formula="of:=([.D8]-[.B8])/2" office:value-type="float" office:value="5.74125" calcext:value-type="float">
            <text:p>5.741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style-name="ce2" office:value-type="float" office:value="44.126" calcext:value-type="float">
            <text:p>4.41E+001</text:p>
          </table:table-cell>
          <table:table-cell table:style-name="ce2" office:value-type="float" office:value="50.8638" calcext:value-type="float">
            <text:p>5.09E+001</text:p>
          </table:table-cell>
          <table:table-cell/>
          <table:table-cell table:formula="of:=[.B9]" office:value-type="float" office:value="44.126" calcext:value-type="float">
            <text:p>44.126</text:p>
          </table:table-cell>
          <table:table-cell table:formula="of:=[.C9]-[.B9]" office:value-type="float" office:value="6.73779999999999" calcext:value-type="float">
            <text:p>6.738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table:style-name="ce2" office:value-type="float" office:value="42.4549" calcext:value-type="float">
            <text:p>4.25E+001</text:p>
          </table:table-cell>
          <table:table-cell table:style-name="ce2" office:value-type="float" office:value="49.1319" calcext:value-type="float">
            <text:p>4.91E+001</text:p>
          </table:table-cell>
          <table:table-cell/>
          <table:table-cell table:formula="of:=[.B10]" office:value-type="float" office:value="42.4549" calcext:value-type="float">
            <text:p>42.455</text:p>
          </table:table-cell>
          <table:table-cell table:formula="of:=[.C10]-[.B10]" office:value-type="float" office:value="6.677" calcext:value-type="float">
            <text:p>6.677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style-name="ce2" office:value-type="float" office:value="54.3224" calcext:value-type="float">
            <text:p>5.43E+001</text:p>
          </table:table-cell>
          <table:table-cell table:style-name="ce2" office:value-type="float" office:value="60.1384" calcext:value-type="float">
            <text:p>6.01E+001</text:p>
          </table:table-cell>
          <table:table-cell/>
          <table:table-cell table:formula="of:=[.B11]" office:value-type="float" office:value="54.3224" calcext:value-type="float">
            <text:p>54.322</text:p>
          </table:table-cell>
          <table:table-cell table:formula="of:=[.C11]-[.B11]" office:value-type="float" office:value="5.816" calcext:value-type="float">
            <text:p>5.816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style-name="ce2" office:value-type="float" office:value="54.4512" calcext:value-type="float">
            <text:p>5.45E+001</text:p>
          </table:table-cell>
          <table:table-cell table:style-name="ce2" office:value-type="float" office:value="60.735" calcext:value-type="float">
            <text:p>6.07E+001</text:p>
          </table:table-cell>
          <table:table-cell/>
          <table:table-cell table:formula="of:=[.B12]" office:value-type="float" office:value="54.4512" calcext:value-type="float">
            <text:p>54.451</text:p>
          </table:table-cell>
          <table:table-cell table:formula="of:=[.C12]-[.B12]" office:value-type="float" office:value="6.2838" calcext:value-type="float">
            <text:p>6.284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style-name="ce2" office:value-type="float" office:value="52.5259" calcext:value-type="float">
            <text:p>5.25E+001</text:p>
          </table:table-cell>
          <table:table-cell table:style-name="ce2" office:value-type="float" office:value="58.967" calcext:value-type="float">
            <text:p>5.90E+001</text:p>
          </table:table-cell>
          <table:table-cell/>
          <table:table-cell table:formula="of:=[.B13]" office:value-type="float" office:value="52.5259" calcext:value-type="float">
            <text:p>52.526</text:p>
          </table:table-cell>
          <table:table-cell table:formula="of:=[.C13]-[.B13]" office:value-type="float" office:value="6.44110000000001" calcext:value-type="float">
            <text:p>6.441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style-name="ce2" office:value-type="float" office:value="55.7617" calcext:value-type="float">
            <text:p>5.58E+001</text:p>
          </table:table-cell>
          <table:table-cell table:style-name="ce2" office:value-type="float" office:value="62.0395" calcext:value-type="float">
            <text:p>6.20E+001</text:p>
          </table:table-cell>
          <table:table-cell/>
          <table:table-cell table:formula="of:=[.B14]" office:value-type="float" office:value="55.7617" calcext:value-type="float">
            <text:p>55.762</text:p>
          </table:table-cell>
          <table:table-cell table:formula="of:=[.C14]-[.B14]" office:value-type="float" office:value="6.27779999999999" calcext:value-type="float">
            <text:p>6.278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style-name="ce2" office:value-type="float" office:value="55.1481" calcext:value-type="float">
            <text:p>5.51E+001</text:p>
          </table:table-cell>
          <table:table-cell table:style-name="ce2" office:value-type="float" office:value="61.1406" calcext:value-type="float">
            <text:p>6.11E+001</text:p>
          </table:table-cell>
          <table:table-cell/>
          <table:table-cell table:formula="of:=[.B15]" office:value-type="float" office:value="55.1481" calcext:value-type="float">
            <text:p>55.148</text:p>
          </table:table-cell>
          <table:table-cell table:formula="of:=[.C15]-[.B15]" office:value-type="float" office:value="5.99250000000001" calcext:value-type="float">
            <text:p>5.993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style-name="ce2" office:value-type="float" office:value="55.3694" calcext:value-type="float">
            <text:p>5.54E+001</text:p>
          </table:table-cell>
          <table:table-cell table:style-name="ce2" office:value-type="float" office:value="61.4192" calcext:value-type="float">
            <text:p>6.14E+001</text:p>
          </table:table-cell>
          <table:table-cell/>
          <table:table-cell table:formula="of:=[.B16]" office:value-type="float" office:value="55.3694" calcext:value-type="float">
            <text:p>55.369</text:p>
          </table:table-cell>
          <table:table-cell table:formula="of:=[.C16]-[.B16]" office:value-type="float" office:value="6.04979999999999" calcext:value-type="float">
            <text:p>6.050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55.3694" calcext:value-type="float">
            <text:p>55.3694</text:p>
          </table:table-cell>
          <table:table-cell table:style-name="ce2" office:value-type="float" office:value="61.9199" calcext:value-type="float">
            <text:p>6.19E+001</text:p>
          </table:table-cell>
          <table:table-cell/>
          <table:table-cell table:formula="of:=[.B17]" office:value-type="float" office:value="55.3694" calcext:value-type="float">
            <text:p>55.369</text:p>
          </table:table-cell>
          <table:table-cell table:formula="of:=[.C17]-[.B17]" office:value-type="float" office:value="6.5505" calcext:value-type="float">
            <text:p>6.551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table:style-name="ce2" office:value-type="float" office:value="50.17" calcext:value-type="float">
            <text:p>5.02E+001</text:p>
          </table:table-cell>
          <table:table-cell table:style-name="ce2" office:value-type="float" office:value="56.5842" calcext:value-type="float">
            <text:p>5.66E+001</text:p>
          </table:table-cell>
          <table:table-cell/>
          <table:table-cell table:formula="of:=[.B18]" office:value-type="float" office:value="50.17" calcext:value-type="float">
            <text:p>50.170</text:p>
          </table:table-cell>
          <table:table-cell table:formula="of:=[.C18]-[.B18]" office:value-type="float" office:value="6.41419999999999" calcext:value-type="float">
            <text:p>6.414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table:style-name="ce2" office:value-type="float" office:value="50.0452" calcext:value-type="float">
            <text:p>5.00E+001</text:p>
          </table:table-cell>
          <table:table-cell table:style-name="ce2" office:value-type="float" office:value="56.8067" calcext:value-type="float">
            <text:p>5.68E+001</text:p>
          </table:table-cell>
          <table:table-cell/>
          <table:table-cell table:formula="of:=[.B19]" office:value-type="float" office:value="50.0452" calcext:value-type="float">
            <text:p>50.045</text:p>
          </table:table-cell>
          <table:table-cell table:formula="of:=[.C19]-[.B19]" office:value-type="float" office:value="6.7615" calcext:value-type="float">
            <text:p>6.762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table:style-name="ce2" office:value-type="float" office:value="51.3064" calcext:value-type="float">
            <text:p>5.13E+001</text:p>
          </table:table-cell>
          <table:table-cell table:style-name="ce2" office:value-type="float" office:value="57.7261" calcext:value-type="float">
            <text:p>5.77E+001</text:p>
          </table:table-cell>
          <table:table-cell/>
          <table:table-cell table:formula="of:=[.B20]" office:value-type="float" office:value="51.3064" calcext:value-type="float">
            <text:p>51.306</text:p>
          </table:table-cell>
          <table:table-cell table:formula="of:=[.C20]-[.B20]" office:value-type="float" office:value="6.41970000000001" calcext:value-type="float">
            <text:p>6.42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table:style-name="ce2" office:value-type="float" office:value="52.0061" calcext:value-type="float">
            <text:p>5.20E+001</text:p>
          </table:table-cell>
          <table:table-cell table:style-name="ce2" office:value-type="float" office:value="58.4873" calcext:value-type="float">
            <text:p>5.85E+001</text:p>
          </table:table-cell>
          <table:table-cell/>
          <table:table-cell table:formula="of:=[.B21]" office:value-type="float" office:value="52.0061" calcext:value-type="float">
            <text:p>52.006</text:p>
          </table:table-cell>
          <table:table-cell table:formula="of:=[.C21]-[.B21]" office:value-type="float" office:value="6.48119999999999" calcext:value-type="float">
            <text:p>6.48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table:style-name="ce2" office:value-type="float" office:value="48.2396" calcext:value-type="float">
            <text:p>4.82E+001</text:p>
          </table:table-cell>
          <table:table-cell table:style-name="ce2" office:value-type="float" office:value="55.0468" calcext:value-type="float">
            <text:p>5.50E+001</text:p>
          </table:table-cell>
          <table:table-cell/>
          <table:table-cell table:formula="of:=[.B22]" office:value-type="float" office:value="48.2396" calcext:value-type="float">
            <text:p>48.240</text:p>
          </table:table-cell>
          <table:table-cell table:formula="of:=[.C22]-[.B22]" office:value-type="float" office:value="6.80720000000001" calcext:value-type="float">
            <text:p>6.807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table:style-name="ce2" office:value-type="float" office:value="49.5004" calcext:value-type="float">
            <text:p>4.95E+001</text:p>
          </table:table-cell>
          <table:table-cell table:style-name="ce2" office:value-type="float" office:value="56.3746" calcext:value-type="float">
            <text:p>5.64E+001</text:p>
          </table:table-cell>
          <table:table-cell/>
          <table:table-cell table:formula="of:=[.B23]" office:value-type="float" office:value="49.5004" calcext:value-type="float">
            <text:p>49.500</text:p>
          </table:table-cell>
          <table:table-cell table:formula="of:=[.C23]-[.B23]" office:value-type="float" office:value="6.8742" calcext:value-type="float">
            <text:p>6.874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table:style-name="ce2" office:value-type="float" office:value="48.3468" calcext:value-type="float">
            <text:p>4.83E+001</text:p>
          </table:table-cell>
          <table:table-cell table:style-name="ce2" office:value-type="float" office:value="54.9824" calcext:value-type="float">
            <text:p>5.50E+001</text:p>
          </table:table-cell>
          <table:table-cell/>
          <table:table-cell table:formula="of:=[.B24]" office:value-type="float" office:value="48.3468" calcext:value-type="float">
            <text:p>48.347</text:p>
          </table:table-cell>
          <table:table-cell table:formula="of:=[.C24]-[.B24]" office:value-type="float" office:value="6.6356" calcext:value-type="float">
            <text:p>6.636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table:style-name="ce2" office:value-type="float" office:value="48.9385" calcext:value-type="float">
            <text:p>4.89E+001</text:p>
          </table:table-cell>
          <table:table-cell table:style-name="ce2" office:value-type="float" office:value="55.5315" calcext:value-type="float">
            <text:p>5.55E+001</text:p>
          </table:table-cell>
          <table:table-cell/>
          <table:table-cell table:formula="of:=[.B25]" office:value-type="float" office:value="48.9385" calcext:value-type="float">
            <text:p>48.939</text:p>
          </table:table-cell>
          <table:table-cell table:formula="of:=[.C25]-[.B25]" office:value-type="float" office:value="6.593" calcext:value-type="float">
            <text:p>6.593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table:style-name="ce2" office:value-type="float" office:value="49.458" calcext:value-type="float">
            <text:p>4.95E+001</text:p>
          </table:table-cell>
          <table:table-cell table:style-name="ce2" office:value-type="float" office:value="56.2137" calcext:value-type="float">
            <text:p>5.62E+001</text:p>
          </table:table-cell>
          <table:table-cell/>
          <table:table-cell table:formula="of:=[.B26]" office:value-type="float" office:value="49.458" calcext:value-type="float">
            <text:p>49.458</text:p>
          </table:table-cell>
          <table:table-cell table:formula="of:=[.C26]-[.B26]" office:value-type="float" office:value="6.7557" calcext:value-type="float">
            <text:p>6.756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table:style-name="ce2" office:value-type="float" office:value="47.3884" calcext:value-type="float">
            <text:p>4.74E+001</text:p>
          </table:table-cell>
          <table:table-cell table:style-name="ce2" office:value-type="float" office:value="54.0619" calcext:value-type="float">
            <text:p>5.41E+001</text:p>
          </table:table-cell>
          <table:table-cell/>
          <table:table-cell table:formula="of:=[.B27]" office:value-type="float" office:value="47.3884" calcext:value-type="float">
            <text:p>47.388</text:p>
          </table:table-cell>
          <table:table-cell table:formula="of:=[.C27]-[.B27]" office:value-type="float" office:value="6.67350000000001" calcext:value-type="float">
            <text:p>6.674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table:style-name="ce2" office:value-type="float" office:value="50.3802" calcext:value-type="float">
            <text:p>5.04E+001</text:p>
          </table:table-cell>
          <table:table-cell table:style-name="ce2" office:value-type="float" office:value="56.9951" calcext:value-type="float">
            <text:p>5.70E+001</text:p>
          </table:table-cell>
          <table:table-cell/>
          <table:table-cell table:formula="of:=[.B28]" office:value-type="float" office:value="50.3802" calcext:value-type="float">
            <text:p>50.380</text:p>
          </table:table-cell>
          <table:table-cell table:formula="of:=[.C28]-[.B28]" office:value-type="float" office:value="6.6149" calcext:value-type="float">
            <text:p>6.615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table:style-name="ce2" office:value-type="float" office:value="47.8824" calcext:value-type="float">
            <text:p>4.79E+001</text:p>
          </table:table-cell>
          <table:table-cell table:style-name="ce2" office:value-type="float" office:value="54.1881" calcext:value-type="float">
            <text:p>5.42E+001</text:p>
          </table:table-cell>
          <table:table-cell/>
          <table:table-cell table:formula="of:=[.B29]" office:value-type="float" office:value="47.8824" calcext:value-type="float">
            <text:p>47.882</text:p>
          </table:table-cell>
          <table:table-cell table:formula="of:=[.C29]-[.B29]" office:value-type="float" office:value="6.30569999999999" calcext:value-type="float">
            <text:p>6.306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table:style-name="ce2" office:value-type="float" office:value="49.4912" calcext:value-type="float">
            <text:p>4.95E+001</text:p>
          </table:table-cell>
          <table:table-cell table:style-name="ce2" office:value-type="float" office:value="55.8248" calcext:value-type="float">
            <text:p>5.58E+001</text:p>
          </table:table-cell>
          <table:table-cell/>
          <table:table-cell table:formula="of:=[.B30]" office:value-type="float" office:value="49.4912" calcext:value-type="float">
            <text:p>49.491</text:p>
          </table:table-cell>
          <table:table-cell table:formula="of:=[.C30]-[.B30]" office:value-type="float" office:value="6.3336" calcext:value-type="float">
            <text:p>6.334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table:style-name="ce2" office:value-type="float" office:value="47.5223" calcext:value-type="float">
            <text:p>4.75E+001</text:p>
          </table:table-cell>
          <table:table-cell table:style-name="ce2" office:value-type="float" office:value="53.8699" calcext:value-type="float">
            <text:p>5.39E+001</text:p>
          </table:table-cell>
          <table:table-cell/>
          <table:table-cell table:formula="of:=[.B31]" office:value-type="float" office:value="47.5223" calcext:value-type="float">
            <text:p>47.522</text:p>
          </table:table-cell>
          <table:table-cell table:formula="of:=[.C31]-[.B31]" office:value-type="float" office:value="6.3476" calcext:value-type="float">
            <text:p>6.348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table:style-name="ce2" office:value-type="float" office:value="50.0202" calcext:value-type="float">
            <text:p>5.00E+001</text:p>
          </table:table-cell>
          <table:table-cell table:style-name="ce2" office:value-type="float" office:value="55.7947" calcext:value-type="float">
            <text:p>5.58E+001</text:p>
          </table:table-cell>
          <table:table-cell/>
          <table:table-cell table:formula="of:=[.B32]" office:value-type="float" office:value="50.0202" calcext:value-type="float">
            <text:p>50.020</text:p>
          </table:table-cell>
          <table:table-cell table:formula="of:=[.C32]-[.B32]" office:value-type="float" office:value="5.7745" calcext:value-type="float">
            <text:p>5.775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table:style-name="ce2" office:value-type="float" office:value="48.916" calcext:value-type="float">
            <text:p>4.89E+001</text:p>
          </table:table-cell>
          <table:table-cell table:style-name="ce2" office:value-type="float" office:value="54.3481" calcext:value-type="float">
            <text:p>5.43E+001</text:p>
          </table:table-cell>
          <table:table-cell/>
          <table:table-cell table:formula="of:=[.B33]" office:value-type="float" office:value="48.916" calcext:value-type="float">
            <text:p>48.916</text:p>
          </table:table-cell>
          <table:table-cell table:formula="of:=[.C33]-[.B33]" office:value-type="float" office:value="5.43209999999999" calcext:value-type="float">
            <text:p>5.432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table:style-name="ce2" office:value-type="float" office:value="50.2182" calcext:value-type="float">
            <text:p>5.02E+001</text:p>
          </table:table-cell>
          <table:table-cell table:style-name="ce2" office:value-type="float" office:value="55.298" calcext:value-type="float">
            <text:p>5.53E+001</text:p>
          </table:table-cell>
          <table:table-cell/>
          <table:table-cell table:formula="of:=[.B34]" office:value-type="float" office:value="50.2182" calcext:value-type="float">
            <text:p>50.218</text:p>
          </table:table-cell>
          <table:table-cell table:formula="of:=[.C34]-[.B34]" office:value-type="float" office:value="5.07980000000001" calcext:value-type="float">
            <text:p>5.08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table:style-name="ce2" office:value-type="float" office:value="49.6255" calcext:value-type="float">
            <text:p>4.96E+001</text:p>
          </table:table-cell>
          <table:table-cell table:style-name="ce2" office:value-type="float" office:value="55.744" calcext:value-type="float">
            <text:p>5.57E+001</text:p>
          </table:table-cell>
          <table:table-cell/>
          <table:table-cell table:formula="of:=[.B35]" office:value-type="float" office:value="49.6255" calcext:value-type="float">
            <text:p>49.626</text:p>
          </table:table-cell>
          <table:table-cell table:formula="of:=[.C35]-[.B35]" office:value-type="float" office:value="6.1185" calcext:value-type="float">
            <text:p>6.119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table:style-name="ce2" office:value-type="float" office:value="49.6618" calcext:value-type="float">
            <text:p>4.97E+001</text:p>
          </table:table-cell>
          <table:table-cell table:style-name="ce2" office:value-type="float" office:value="55.8354" calcext:value-type="float">
            <text:p>5.58E+001</text:p>
          </table:table-cell>
          <table:table-cell/>
          <table:table-cell table:formula="of:=[.B36]" office:value-type="float" office:value="49.6618" calcext:value-type="float">
            <text:p>49.662</text:p>
          </table:table-cell>
          <table:table-cell table:formula="of:=[.C36]-[.B36]" office:value-type="float" office:value="6.1736" calcext:value-type="float">
            <text:p>6.174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table:style-name="ce2" office:value-type="float" office:value="44.6915" calcext:value-type="float">
            <text:p>4.47E+001</text:p>
          </table:table-cell>
          <table:table-cell table:style-name="ce2" office:value-type="float" office:value="50.8925" calcext:value-type="float">
            <text:p>5.09E+001</text:p>
          </table:table-cell>
          <table:table-cell/>
          <table:table-cell table:formula="of:=[.B37]" office:value-type="float" office:value="44.6915" calcext:value-type="float">
            <text:p>44.692</text:p>
          </table:table-cell>
          <table:table-cell table:formula="of:=[.C37]-[.B37]" office:value-type="float" office:value="6.201" calcext:value-type="float">
            <text:p>6.201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table:style-name="ce2" office:value-type="float" office:value="43.3005" calcext:value-type="float">
            <text:p>4.33E+001</text:p>
          </table:table-cell>
          <table:table-cell table:style-name="ce2" office:value-type="float" office:value="49.6463" calcext:value-type="float">
            <text:p>4.96E+001</text:p>
          </table:table-cell>
          <table:table-cell/>
          <table:table-cell table:formula="of:=[.B38]" office:value-type="float" office:value="43.3005" calcext:value-type="float">
            <text:p>43.301</text:p>
          </table:table-cell>
          <table:table-cell table:formula="of:=[.C38]-[.B38]" office:value-type="float" office:value="6.3458" calcext:value-type="float">
            <text:p>6.346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table:style-name="ce2" office:value-type="float" office:value="45.3522" calcext:value-type="float">
            <text:p>4.54E+001</text:p>
          </table:table-cell>
          <table:table-cell table:style-name="ce2" office:value-type="float" office:value="51.6763" calcext:value-type="float">
            <text:p>5.17E+001</text:p>
          </table:table-cell>
          <table:table-cell/>
          <table:table-cell table:formula="of:=[.B39]" office:value-type="float" office:value="45.3522" calcext:value-type="float">
            <text:p>45.352</text:p>
          </table:table-cell>
          <table:table-cell table:formula="of:=[.C39]-[.B39]" office:value-type="float" office:value="6.3241" calcext:value-type="float">
            <text:p>6.324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table:style-name="ce2" office:value-type="float" office:value="44.5694" calcext:value-type="float">
            <text:p>4.46E+001</text:p>
          </table:table-cell>
          <table:table-cell table:style-name="ce2" office:value-type="float" office:value="50.849" calcext:value-type="float">
            <text:p>5.08E+001</text:p>
          </table:table-cell>
          <table:table-cell/>
          <table:table-cell table:formula="of:=[.B40]" office:value-type="float" office:value="44.5694" calcext:value-type="float">
            <text:p>44.569</text:p>
          </table:table-cell>
          <table:table-cell table:formula="of:=[.C40]-[.B40]" office:value-type="float" office:value="6.2796" calcext:value-type="float">
            <text:p>6.280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table:style-name="ce2" office:value-type="float" office:value="47.4181" calcext:value-type="float">
            <text:p>4.74E+001</text:p>
          </table:table-cell>
          <table:table-cell table:style-name="ce2" office:value-type="float" office:value="53.6345" calcext:value-type="float">
            <text:p>5.36E+001</text:p>
          </table:table-cell>
          <table:table-cell/>
          <table:table-cell table:formula="of:=[.B41]" office:value-type="float" office:value="47.4181" calcext:value-type="float">
            <text:p>47.418</text:p>
          </table:table-cell>
          <table:table-cell table:formula="of:=[.C41]-[.B41]" office:value-type="float" office:value="6.2164" calcext:value-type="float">
            <text:p>6.216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table:style-name="ce2" office:value-type="float" office:value="48.6228" calcext:value-type="float">
            <text:p>4.86E+001</text:p>
          </table:table-cell>
          <table:table-cell table:style-name="ce2" office:value-type="float" office:value="55.1474" calcext:value-type="float">
            <text:p>5.51E+001</text:p>
          </table:table-cell>
          <table:table-cell/>
          <table:table-cell table:formula="of:=[.B42]" office:value-type="float" office:value="48.6228" calcext:value-type="float">
            <text:p>48.623</text:p>
          </table:table-cell>
          <table:table-cell table:formula="of:=[.C42]-[.B42]" office:value-type="float" office:value="6.5246" calcext:value-type="float">
            <text:p>6.525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table:style-name="ce2" office:value-type="float" office:value="46.1834" calcext:value-type="float">
            <text:p>4.62E+001</text:p>
          </table:table-cell>
          <table:table-cell table:style-name="ce2" office:value-type="float" office:value="52.659" calcext:value-type="float">
            <text:p>5.27E+001</text:p>
          </table:table-cell>
          <table:table-cell/>
          <table:table-cell table:formula="of:=[.B43]" office:value-type="float" office:value="46.1834" calcext:value-type="float">
            <text:p>46.183</text:p>
          </table:table-cell>
          <table:table-cell table:formula="of:=[.C43]-[.B43]" office:value-type="float" office:value="6.47560000000001" calcext:value-type="float">
            <text:p>6.476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table:style-name="ce2" office:value-type="float" office:value="49.7319" calcext:value-type="float">
            <text:p>4.97E+001</text:p>
          </table:table-cell>
          <table:table-cell table:style-name="ce2" office:value-type="float" office:value="55.8807" calcext:value-type="float">
            <text:p>5.59E+001</text:p>
          </table:table-cell>
          <table:table-cell/>
          <table:table-cell table:formula="of:=[.B44]" office:value-type="float" office:value="49.7319" calcext:value-type="float">
            <text:p>49.732</text:p>
          </table:table-cell>
          <table:table-cell table:formula="of:=[.C44]-[.B44]" office:value-type="float" office:value="6.14880000000001" calcext:value-type="float">
            <text:p>6.149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table:style-name="ce2" office:value-type="float" office:value="49.1632" calcext:value-type="float">
            <text:p>4.92E+001</text:p>
          </table:table-cell>
          <table:table-cell table:style-name="ce2" office:value-type="float" office:value="54.4404" calcext:value-type="float">
            <text:p>5.44E+001</text:p>
          </table:table-cell>
          <table:table-cell/>
          <table:table-cell table:formula="of:=[.B45]" office:value-type="float" office:value="49.1632" calcext:value-type="float">
            <text:p>49.163</text:p>
          </table:table-cell>
          <table:table-cell table:formula="of:=[.C45]-[.B45]" office:value-type="float" office:value="5.27720000000001" calcext:value-type="float">
            <text:p>5.277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table:style-name="ce2" office:value-type="float" office:value="48.843" calcext:value-type="float">
            <text:p>4.88E+001</text:p>
          </table:table-cell>
          <table:table-cell table:style-name="ce2" office:value-type="float" office:value="54.7167" calcext:value-type="float">
            <text:p>5.47E+001</text:p>
          </table:table-cell>
          <table:table-cell/>
          <table:table-cell table:formula="of:=[.B46]" office:value-type="float" office:value="48.843" calcext:value-type="float">
            <text:p>48.843</text:p>
          </table:table-cell>
          <table:table-cell table:formula="of:=[.C46]-[.B46]" office:value-type="float" office:value="5.8737" calcext:value-type="float">
            <text:p>5.874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table:style-name="ce2" office:value-type="float" office:value="48.7734" calcext:value-type="float">
            <text:p>4.88E+001</text:p>
          </table:table-cell>
          <table:table-cell table:style-name="ce2" office:value-type="float" office:value="55.1662" calcext:value-type="float">
            <text:p>5.52E+001</text:p>
          </table:table-cell>
          <table:table-cell/>
          <table:table-cell table:formula="of:=[.B47]" office:value-type="float" office:value="48.7734" calcext:value-type="float">
            <text:p>48.773</text:p>
          </table:table-cell>
          <table:table-cell table:formula="of:=[.C47]-[.B47]" office:value-type="float" office:value="6.39279999999999" calcext:value-type="float">
            <text:p>6.393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table:style-name="ce2" office:value-type="float" office:value="50.6018" calcext:value-type="float">
            <text:p>5.06E+001</text:p>
          </table:table-cell>
          <table:table-cell table:style-name="ce2" office:value-type="float" office:value="57.0343" calcext:value-type="float">
            <text:p>5.70E+001</text:p>
          </table:table-cell>
          <table:table-cell/>
          <table:table-cell table:formula="of:=[.B48]" office:value-type="float" office:value="50.6018" calcext:value-type="float">
            <text:p>50.602</text:p>
          </table:table-cell>
          <table:table-cell table:formula="of:=[.C48]-[.B48]" office:value-type="float" office:value="6.4325" calcext:value-type="float">
            <text:p>6.433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table:style-name="ce2" office:value-type="float" office:value="49.3581" calcext:value-type="float">
            <text:p>4.94E+001</text:p>
          </table:table-cell>
          <table:table-cell table:style-name="ce2" office:value-type="float" office:value="57.3203" calcext:value-type="float">
            <text:p>5.73E+001</text:p>
          </table:table-cell>
          <table:table-cell/>
          <table:table-cell table:formula="of:=[.B49]" office:value-type="float" office:value="49.3581" calcext:value-type="float">
            <text:p>49.358</text:p>
          </table:table-cell>
          <table:table-cell table:formula="of:=[.C49]-[.B49]" office:value-type="float" office:value="7.9622" calcext:value-type="float">
            <text:p>7.962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table:style-name="ce2" office:value-type="float" office:value="52.0054" calcext:value-type="float">
            <text:p>5.20E+001</text:p>
          </table:table-cell>
          <table:table-cell table:style-name="ce2" office:value-type="float" office:value="60.0911" calcext:value-type="float">
            <text:p>6.01E+001</text:p>
          </table:table-cell>
          <table:table-cell/>
          <table:table-cell table:formula="of:=[.B50]" office:value-type="float" office:value="52.0054" calcext:value-type="float">
            <text:p>52.005</text:p>
          </table:table-cell>
          <table:table-cell table:formula="of:=[.C50]-[.B50]" office:value-type="float" office:value="8.0857" calcext:value-type="float">
            <text:p>8.086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table:style-name="ce2" office:value-type="float" office:value="46.9156" calcext:value-type="float">
            <text:p>4.69E+001</text:p>
          </table:table-cell>
          <table:table-cell table:style-name="ce2" office:value-type="float" office:value="53.2695" calcext:value-type="float">
            <text:p>5.33E+001</text:p>
          </table:table-cell>
          <table:table-cell/>
          <table:table-cell table:formula="of:=[.B51]" office:value-type="float" office:value="46.9156" calcext:value-type="float">
            <text:p>46.916</text:p>
          </table:table-cell>
          <table:table-cell table:formula="of:=[.C51]-[.B51]" office:value-type="float" office:value="6.3539" calcext:value-type="float">
            <text:p>6.354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table:style-name="ce2" office:value-type="float" office:value="46.7251" calcext:value-type="float">
            <text:p>4.67E+001</text:p>
          </table:table-cell>
          <table:table-cell table:style-name="ce2" office:value-type="float" office:value="53.2037" calcext:value-type="float">
            <text:p>5.32E+001</text:p>
          </table:table-cell>
          <table:table-cell/>
          <table:table-cell table:formula="of:=[.B52]" office:value-type="float" office:value="46.7251" calcext:value-type="float">
            <text:p>46.725</text:p>
          </table:table-cell>
          <table:table-cell table:formula="of:=[.C52]-[.B52]" office:value-type="float" office:value="6.47860000000001" calcext:value-type="float">
            <text:p>6.479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table:style-name="ce2" office:value-type="float" office:value="53.8536" calcext:value-type="float">
            <text:p>5.39E+001</text:p>
          </table:table-cell>
          <table:table-cell table:style-name="ce2" office:value-type="float" office:value="60.5399" calcext:value-type="float">
            <text:p>6.05E+001</text:p>
          </table:table-cell>
          <table:table-cell/>
          <table:table-cell table:formula="of:=[.B53]" office:value-type="float" office:value="53.8536" calcext:value-type="float">
            <text:p>53.854</text:p>
          </table:table-cell>
          <table:table-cell table:formula="of:=[.C53]-[.B53]" office:value-type="float" office:value="6.6863" calcext:value-type="float">
            <text:p>6.686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table:style-name="ce2" office:value-type="float" office:value="51.9301" calcext:value-type="float">
            <text:p>5.19E+001</text:p>
          </table:table-cell>
          <table:table-cell table:style-name="ce2" office:value-type="float" office:value="58.8561" calcext:value-type="float">
            <text:p>5.89E+001</text:p>
          </table:table-cell>
          <table:table-cell/>
          <table:table-cell table:formula="of:=[.B54]" office:value-type="float" office:value="51.9301" calcext:value-type="float">
            <text:p>51.930</text:p>
          </table:table-cell>
          <table:table-cell table:formula="of:=[.C54]-[.B54]" office:value-type="float" office:value="6.926" calcext:value-type="float">
            <text:p>6.926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table:style-name="ce2" office:value-type="float" office:value="47.7449" calcext:value-type="float">
            <text:p>4.77E+001</text:p>
          </table:table-cell>
          <table:table-cell table:style-name="ce2" office:value-type="float" office:value="54.0428" calcext:value-type="float">
            <text:p>5.40E+001</text:p>
          </table:table-cell>
          <table:table-cell/>
          <table:table-cell table:formula="of:=[.B55]" office:value-type="float" office:value="47.7449" calcext:value-type="float">
            <text:p>47.745</text:p>
          </table:table-cell>
          <table:table-cell table:formula="of:=[.C55]-[.B55]" office:value-type="float" office:value="6.2979" calcext:value-type="float">
            <text:p>6.298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table:style-name="ce2" office:value-type="float" office:value="40.0229" calcext:value-type="float">
            <text:p>4.00E+001</text:p>
          </table:table-cell>
          <table:table-cell table:style-name="ce2" office:value-type="float" office:value="45.6866" calcext:value-type="float">
            <text:p>4.57E+001</text:p>
          </table:table-cell>
          <table:table-cell/>
          <table:table-cell table:formula="of:=[.B56]" office:value-type="float" office:value="40.0229" calcext:value-type="float">
            <text:p>40.023</text:p>
          </table:table-cell>
          <table:table-cell table:formula="of:=[.C56]-[.B56]" office:value-type="float" office:value="5.6637" calcext:value-type="float">
            <text:p>5.664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table:style-name="ce2" office:value-type="float" office:value="38.5785" calcext:value-type="float">
            <text:p>3.86E+001</text:p>
          </table:table-cell>
          <table:table-cell table:style-name="ce2" office:value-type="float" office:value="44.0507" calcext:value-type="float">
            <text:p>4.41E+001</text:p>
          </table:table-cell>
          <table:table-cell/>
          <table:table-cell table:formula="of:=[.B57]" office:value-type="float" office:value="38.5785" calcext:value-type="float">
            <text:p>38.579</text:p>
          </table:table-cell>
          <table:table-cell table:formula="of:=[.C57]-[.B57]" office:value-type="float" office:value="5.47220000000001" calcext:value-type="float">
            <text:p>5.472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table:style-name="ce2" office:value-type="float" office:value="39.7246" calcext:value-type="float">
            <text:p>3.97E+001</text:p>
          </table:table-cell>
          <table:table-cell table:style-name="ce2" office:value-type="float" office:value="45.8614" calcext:value-type="float">
            <text:p>4.59E+001</text:p>
          </table:table-cell>
          <table:table-cell/>
          <table:table-cell table:formula="of:=[.B58]" office:value-type="float" office:value="39.7246" calcext:value-type="float">
            <text:p>39.725</text:p>
          </table:table-cell>
          <table:table-cell table:formula="of:=[.C58]-[.B58]" office:value-type="float" office:value="6.13680000000001" calcext:value-type="float">
            <text:p>6.137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table:style-name="ce2" office:value-type="float" office:value="40.1295" calcext:value-type="float">
            <text:p>4.01E+001</text:p>
          </table:table-cell>
          <table:table-cell table:style-name="ce2" office:value-type="float" office:value="46.2678" calcext:value-type="float">
            <text:p>4.63E+001</text:p>
          </table:table-cell>
          <table:table-cell/>
          <table:table-cell table:formula="of:=[.B59]" office:value-type="float" office:value="40.1295" calcext:value-type="float">
            <text:p>40.130</text:p>
          </table:table-cell>
          <table:table-cell table:formula="of:=[.C59]-[.B59]" office:value-type="float" office:value="6.1383" calcext:value-type="float">
            <text:p>6.138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table:style-name="ce2" office:value-type="float" office:value="39.659" calcext:value-type="float">
            <text:p>3.97E+001</text:p>
          </table:table-cell>
          <table:table-cell table:style-name="ce2" office:value-type="float" office:value="44.7515" calcext:value-type="float">
            <text:p>4.48E+001</text:p>
          </table:table-cell>
          <table:table-cell/>
          <table:table-cell table:formula="of:=[.B60]" office:value-type="float" office:value="39.659" calcext:value-type="float">
            <text:p>39.659</text:p>
          </table:table-cell>
          <table:table-cell table:formula="of:=[.C60]-[.B60]" office:value-type="float" office:value="5.0925" calcext:value-type="float">
            <text:p>5.093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table:style-name="ce2" office:value-type="float" office:value="38.655" calcext:value-type="float">
            <text:p>3.87E+001</text:p>
          </table:table-cell>
          <table:table-cell table:style-name="ce2" office:value-type="float" office:value="43.5297" calcext:value-type="float">
            <text:p>4.35E+001</text:p>
          </table:table-cell>
          <table:table-cell/>
          <table:table-cell table:formula="of:=[.B61]" office:value-type="float" office:value="38.655" calcext:value-type="float">
            <text:p>38.655</text:p>
          </table:table-cell>
          <table:table-cell table:formula="of:=[.C61]-[.B61]" office:value-type="float" office:value="4.8747" calcext:value-type="float">
            <text:p>4.875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table:style-name="ce2" office:value-type="float" office:value="43.2771" calcext:value-type="float">
            <text:p>4.33E+001</text:p>
          </table:table-cell>
          <table:table-cell table:style-name="ce2" office:value-type="float" office:value="49.8339" calcext:value-type="float">
            <text:p>4.98E+001</text:p>
          </table:table-cell>
          <table:table-cell/>
          <table:table-cell table:formula="of:=[.B62]" office:value-type="float" office:value="43.2771" calcext:value-type="float">
            <text:p>43.277</text:p>
          </table:table-cell>
          <table:table-cell table:formula="of:=[.C62]-[.B62]" office:value-type="float" office:value="6.5568" calcext:value-type="float">
            <text:p>6.557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table:style-name="ce2" office:value-type="float" office:value="40.4151" calcext:value-type="float">
            <text:p>4.04E+001</text:p>
          </table:table-cell>
          <table:table-cell table:style-name="ce2" office:value-type="float" office:value="46.7037" calcext:value-type="float">
            <text:p>4.67E+001</text:p>
          </table:table-cell>
          <table:table-cell/>
          <table:table-cell table:formula="of:=[.B63]" office:value-type="float" office:value="40.4151" calcext:value-type="float">
            <text:p>40.415</text:p>
          </table:table-cell>
          <table:table-cell table:formula="of:=[.C63]-[.B63]" office:value-type="float" office:value="6.2886" calcext:value-type="float">
            <text:p>6.289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table:style-name="ce2" office:value-type="float" office:value="44.0495" calcext:value-type="float">
            <text:p>4.40E+001</text:p>
          </table:table-cell>
          <table:table-cell table:style-name="ce2" office:value-type="float" office:value="50.2334" calcext:value-type="float">
            <text:p>5.02E+001</text:p>
          </table:table-cell>
          <table:table-cell/>
          <table:table-cell table:formula="of:=[.B64]" office:value-type="float" office:value="44.0495" calcext:value-type="float">
            <text:p>44.050</text:p>
          </table:table-cell>
          <table:table-cell table:formula="of:=[.C64]-[.B64]" office:value-type="float" office:value="6.1839" calcext:value-type="float">
            <text:p>6.184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table:style-name="ce2" office:value-type="float" office:value="46.3669" calcext:value-type="float">
            <text:p>4.64E+001</text:p>
          </table:table-cell>
          <table:table-cell table:style-name="ce2" office:value-type="float" office:value="52.4788" calcext:value-type="float">
            <text:p>5.25E+001</text:p>
          </table:table-cell>
          <table:table-cell/>
          <table:table-cell table:formula="of:=[.B65]" office:value-type="float" office:value="46.3669" calcext:value-type="float">
            <text:p>46.367</text:p>
          </table:table-cell>
          <table:table-cell table:formula="of:=[.C65]-[.B65]" office:value-type="float" office:value="6.11190000000001" calcext:value-type="float">
            <text:p>6.112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table:style-name="ce2" office:value-type="float" office:value="48.4974" calcext:value-type="float">
            <text:p>4.85E+001</text:p>
          </table:table-cell>
          <table:table-cell table:style-name="ce2" office:value-type="float" office:value="54.4058" calcext:value-type="float">
            <text:p>5.44E+001</text:p>
          </table:table-cell>
          <table:table-cell/>
          <table:table-cell table:formula="of:=[.B66]" office:value-type="float" office:value="48.4974" calcext:value-type="float">
            <text:p>48.497</text:p>
          </table:table-cell>
          <table:table-cell table:formula="of:=[.C66]-[.B66]" office:value-type="float" office:value="5.9084" calcext:value-type="float">
            <text:p>5.908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table:style-name="ce2" office:value-type="float" office:value="46.4867" calcext:value-type="float">
            <text:p>4.65E+001</text:p>
          </table:table-cell>
          <table:table-cell table:style-name="ce2" office:value-type="float" office:value="50.9041" calcext:value-type="float">
            <text:p>5.09E+001</text:p>
          </table:table-cell>
          <table:table-cell/>
          <table:table-cell table:formula="of:=[.B67]" office:value-type="float" office:value="46.4867" calcext:value-type="float">
            <text:p>46.487</text:p>
          </table:table-cell>
          <table:table-cell table:formula="of:=[.C67]-[.B67]" office:value-type="float" office:value="4.4174" calcext:value-type="float">
            <text:p>4.417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table:style-name="ce2" office:value-type="float" office:value="52.5503" calcext:value-type="float">
            <text:p>5.26E+001</text:p>
          </table:table-cell>
          <table:table-cell table:style-name="ce2" office:value-type="float" office:value="59.6898" calcext:value-type="float">
            <text:p>5.97E+001</text:p>
          </table:table-cell>
          <table:table-cell/>
          <table:table-cell table:formula="of:=[.B68]" office:value-type="float" office:value="52.5503" calcext:value-type="float">
            <text:p>52.550</text:p>
          </table:table-cell>
          <table:table-cell table:formula="of:=[.C68]-[.B68]" office:value-type="float" office:value="7.13950000000001" calcext:value-type="float">
            <text:p>7.140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table:style-name="ce2" office:value-type="float" office:value="53.4341" calcext:value-type="float">
            <text:p>5.34E+001</text:p>
          </table:table-cell>
          <table:table-cell table:style-name="ce2" office:value-type="float" office:value="60.1709" calcext:value-type="float">
            <text:p>6.02E+001</text:p>
          </table:table-cell>
          <table:table-cell/>
          <table:table-cell table:formula="of:=[.B69]" office:value-type="float" office:value="53.4341" calcext:value-type="float">
            <text:p>53.434</text:p>
          </table:table-cell>
          <table:table-cell table:formula="of:=[.C69]-[.B69]" office:value-type="float" office:value="6.7368" calcext:value-type="float">
            <text:p>6.737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table:style-name="ce2" office:value-type="float" office:value="46.1632" calcext:value-type="float">
            <text:p>4.62E+001</text:p>
          </table:table-cell>
          <table:table-cell table:style-name="ce2" office:value-type="float" office:value="53.5922" calcext:value-type="float">
            <text:p>5.36E+001</text:p>
          </table:table-cell>
          <table:table-cell/>
          <table:table-cell table:formula="of:=[.B70]" office:value-type="float" office:value="46.1632" calcext:value-type="float">
            <text:p>46.163</text:p>
          </table:table-cell>
          <table:table-cell table:formula="of:=[.C70]-[.B70]" office:value-type="float" office:value="7.429" calcext:value-type="float">
            <text:p>7.429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table:style-name="ce2" office:value-type="float" office:value="47.5489" calcext:value-type="float">
            <text:p>4.75E+001</text:p>
          </table:table-cell>
          <table:table-cell table:style-name="ce2" office:value-type="float" office:value="55.1983" calcext:value-type="float">
            <text:p>5.52E+001</text:p>
          </table:table-cell>
          <table:table-cell/>
          <table:table-cell table:formula="of:=[.B71]" office:value-type="float" office:value="47.5489" calcext:value-type="float">
            <text:p>47.549</text:p>
          </table:table-cell>
          <table:table-cell table:formula="of:=[.C71]-[.B71]" office:value-type="float" office:value="7.6494" calcext:value-type="float">
            <text:p>7.649</text:p>
          </table:table-cell>
        </table:table-row>
        <table:table-row table:style-name="ro1">
          <table:table-cell office:value-type="float" office:value="4432" calcext:value-type="float">
            <text:p>4432</text:p>
          </table:table-cell>
          <table:table-cell table:style-name="ce2" office:value-type="float" office:value="47.7753" calcext:value-type="float">
            <text:p>4.78E+001</text:p>
          </table:table-cell>
          <table:table-cell table:style-name="ce2" office:value-type="float" office:value="70.6571" calcext:value-type="float">
            <text:p>7.07E+001</text:p>
          </table:table-cell>
          <table:table-cell table:style-name="ce2" office:value-type="float" office:value="94.0345" calcext:value-type="float">
            <text:p>9.40E+001</text:p>
          </table:table-cell>
          <table:table-cell table:formula="of:=[.B72]" office:value-type="float" office:value="47.7753" calcext:value-type="float">
            <text:p>47.775</text:p>
          </table:table-cell>
          <table:table-cell table:formula="of:=([.D72]-[.B72])/2" office:value-type="float" office:value="23.1296" calcext:value-type="float">
            <text:p>23.130</text:p>
          </table:table-cell>
        </table:table-row>
        <table:table-row table:style-name="ro1">
          <table:table-cell office:value-type="float" office:value="4433" calcext:value-type="float">
            <text:p>4433</text:p>
          </table:table-cell>
          <table:table-cell table:style-name="ce2" office:value-type="float" office:value="48.3876" calcext:value-type="float">
            <text:p>4.84E+001</text:p>
          </table:table-cell>
          <table:table-cell table:style-name="ce2" office:value-type="float" office:value="71.0963" calcext:value-type="float">
            <text:p>7.11E+001</text:p>
          </table:table-cell>
          <table:table-cell table:style-name="ce2" office:value-type="float" office:value="94.1754" calcext:value-type="float">
            <text:p>9.42E+001</text:p>
          </table:table-cell>
          <table:table-cell table:formula="of:=[.B73]" office:value-type="float" office:value="48.3876" calcext:value-type="float">
            <text:p>48.388</text:p>
          </table:table-cell>
          <table:table-cell table:formula="of:=([.D73]-[.B73])/2" office:value-type="float" office:value="22.8939" calcext:value-type="float">
            <text:p>22.894</text:p>
          </table:table-cell>
        </table:table-row>
        <table:table-row table:style-name="ro1">
          <table:table-cell office:value-type="float" office:value="4435" calcext:value-type="float">
            <text:p>4435</text:p>
          </table:table-cell>
          <table:table-cell table:style-name="ce2" office:value-type="float" office:value="47.2897" calcext:value-type="float">
            <text:p>4.73E+001</text:p>
          </table:table-cell>
          <table:table-cell table:style-name="ce2" office:value-type="float" office:value="70.0088" calcext:value-type="float">
            <text:p>7.00E+001</text:p>
          </table:table-cell>
          <table:table-cell table:style-name="ce2" office:value-type="float" office:value="93.0347" calcext:value-type="float">
            <text:p>9.30E+001</text:p>
          </table:table-cell>
          <table:table-cell table:formula="of:=[.B74]" office:value-type="float" office:value="47.2897" calcext:value-type="float">
            <text:p>47.290</text:p>
          </table:table-cell>
          <table:table-cell table:formula="of:=([.D74]-[.B74])/2" office:value-type="float" office:value="22.8725" calcext:value-type="float">
            <text:p>22.873</text:p>
          </table:table-cell>
        </table:table-row>
        <table:table-row table:style-name="ro1">
          <table:table-cell office:value-type="float" office:value="4441" calcext:value-type="float">
            <text:p>4441</text:p>
          </table:table-cell>
          <table:table-cell table:style-name="ce2" office:value-type="float" office:value="47.4535" calcext:value-type="float">
            <text:p>4.75E+001</text:p>
          </table:table-cell>
          <table:table-cell table:style-name="ce2" office:value-type="float" office:value="70.9539" calcext:value-type="float">
            <text:p>7.10E+001</text:p>
          </table:table-cell>
          <table:table-cell table:style-name="ce2" office:value-type="float" office:value="94.8901" calcext:value-type="float">
            <text:p>9.49E+001</text:p>
          </table:table-cell>
          <table:table-cell table:formula="of:=[.B75]" office:value-type="float" office:value="47.4535" calcext:value-type="float">
            <text:p>47.454</text:p>
          </table:table-cell>
          <table:table-cell table:formula="of:=([.D75]-[.B75])/2" office:value-type="float" office:value="23.7183" calcext:value-type="float">
            <text:p>23.718</text:p>
          </table:table-cell>
        </table:table-row>
        <table:table-row table:style-name="ro1">
          <table:table-cell office:value-type="float" office:value="4444" calcext:value-type="float">
            <text:p>4444</text:p>
          </table:table-cell>
          <table:table-cell table:style-name="ce2" office:value-type="float" office:value="47.2609" calcext:value-type="float">
            <text:p>4.73E+001</text:p>
          </table:table-cell>
          <table:table-cell table:style-name="ce2" office:value-type="float" office:value="70.1193" calcext:value-type="float">
            <text:p>7.01E+001</text:p>
          </table:table-cell>
          <table:table-cell table:style-name="ce2" office:value-type="float" office:value="93.0526" calcext:value-type="float">
            <text:p>9.31E+001</text:p>
          </table:table-cell>
          <table:table-cell table:formula="of:=[.B76]" office:value-type="float" office:value="47.2609" calcext:value-type="float">
            <text:p>47.261</text:p>
          </table:table-cell>
          <table:table-cell table:formula="of:=([.D76]-[.B76])/2" office:value-type="float" office:value="22.89585" calcext:value-type="float">
            <text:p>22.896</text:p>
          </table:table-cell>
        </table:table-row>
        <table:table-row table:style-name="ro1">
          <table:table-cell office:value-type="float" office:value="4445" calcext:value-type="float">
            <text:p>4445</text:p>
          </table:table-cell>
          <table:table-cell table:style-name="ce2" office:value-type="float" office:value="46.7395" calcext:value-type="float">
            <text:p>4.67E+001</text:p>
          </table:table-cell>
          <table:table-cell table:style-name="ce2" office:value-type="float" office:value="69.5965" calcext:value-type="float">
            <text:p>6.96E+001</text:p>
          </table:table-cell>
          <table:table-cell table:style-name="ce2" office:value-type="float" office:value="92.6589" calcext:value-type="float">
            <text:p>9.27E+001</text:p>
          </table:table-cell>
          <table:table-cell table:formula="of:=[.B77]" office:value-type="float" office:value="46.7395" calcext:value-type="float">
            <text:p>46.740</text:p>
          </table:table-cell>
          <table:table-cell table:formula="of:=([.D77]-[.B77])/2" office:value-type="float" office:value="22.9597" calcext:value-type="float">
            <text:p>22.960</text:p>
          </table:table-cell>
        </table:table-row>
        <table:table-row table:style-name="ro1">
          <table:table-cell office:value-type="float" office:value="4447" calcext:value-type="float">
            <text:p>4447</text:p>
          </table:table-cell>
          <table:table-cell table:style-name="ce2" office:value-type="float" office:value="49.0976" calcext:value-type="float">
            <text:p>4.91E+001</text:p>
          </table:table-cell>
          <table:table-cell table:style-name="ce2" office:value-type="float" office:value="72.2354" calcext:value-type="float">
            <text:p>7.22E+001</text:p>
          </table:table-cell>
          <table:table-cell table:style-name="ce2" office:value-type="float" office:value="95.529" calcext:value-type="float">
            <text:p>9.55E+001</text:p>
          </table:table-cell>
          <table:table-cell table:formula="of:=[.B78]" office:value-type="float" office:value="49.0976" calcext:value-type="float">
            <text:p>49.098</text:p>
          </table:table-cell>
          <table:table-cell table:formula="of:=([.D78]-[.B78])/2" office:value-type="float" office:value="23.2157" calcext:value-type="float">
            <text:p>23.216</text:p>
          </table:table-cell>
        </table:table-row>
        <table:table-row table:style-name="ro1">
          <table:table-cell office:value-type="float" office:value="4449" calcext:value-type="float">
            <text:p>4449</text:p>
          </table:table-cell>
          <table:table-cell table:style-name="ce2" office:value-type="float" office:value="48.5063" calcext:value-type="float">
            <text:p>4.85E+001</text:p>
          </table:table-cell>
          <table:table-cell table:style-name="ce2" office:value-type="float" office:value="71.2333" calcext:value-type="float">
            <text:p>7.12E+001</text:p>
          </table:table-cell>
          <table:table-cell table:style-name="ce2" office:value-type="float" office:value="94.3154" calcext:value-type="float">
            <text:p>9.43E+001</text:p>
          </table:table-cell>
          <table:table-cell table:formula="of:=[.B79]" office:value-type="float" office:value="48.5063" calcext:value-type="float">
            <text:p>48.506</text:p>
          </table:table-cell>
          <table:table-cell table:formula="of:=([.D79]-[.B79])/2" office:value-type="float" office:value="22.90455" calcext:value-type="float">
            <text:p>22.905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  <table:table-cell table:style-name="ce2" office:value-type="float" office:value="49.9133" calcext:value-type="float">
            <text:p>4.99E+001</text:p>
          </table:table-cell>
          <table:table-cell table:style-name="ce2" office:value-type="float" office:value="72.4058" calcext:value-type="float">
            <text:p>7.24E+001</text:p>
          </table:table-cell>
          <table:table-cell table:style-name="ce2" office:value-type="float" office:value="95.2095" calcext:value-type="float">
            <text:p>9.52E+001</text:p>
          </table:table-cell>
          <table:table-cell table:formula="of:=[.B80]" office:value-type="float" office:value="49.9133" calcext:value-type="float">
            <text:p>49.913</text:p>
          </table:table-cell>
          <table:table-cell table:formula="of:=([.D80]-[.B80])/2" office:value-type="float" office:value="22.6481" calcext:value-type="float">
            <text:p>22.648</text:p>
          </table:table-cell>
        </table:table-row>
        <table:table-row table:style-name="ro1">
          <table:table-cell office:value-type="float" office:value="4474" calcext:value-type="float">
            <text:p>4474</text:p>
          </table:table-cell>
          <table:table-cell table:style-name="ce2" office:value-type="float" office:value="49.8868" calcext:value-type="float">
            <text:p>4.99E+001</text:p>
          </table:table-cell>
          <table:table-cell table:style-name="ce2" office:value-type="float" office:value="74.0568" calcext:value-type="float">
            <text:p>7.41E+001</text:p>
          </table:table-cell>
          <table:table-cell table:style-name="ce2" office:value-type="float" office:value="98.3303" calcext:value-type="float">
            <text:p>9.83E+001</text:p>
          </table:table-cell>
          <table:table-cell table:formula="of:=[.B81]" office:value-type="float" office:value="49.8868" calcext:value-type="float">
            <text:p>49.887</text:p>
          </table:table-cell>
          <table:table-cell table:formula="of:=([.D81]-[.B81])/2" office:value-type="float" office:value="24.22175" calcext:value-type="float">
            <text:p>24.222</text:p>
          </table:table-cell>
        </table:table-row>
        <table:table-row table:style-name="ro1">
          <table:table-cell office:value-type="float" office:value="4777" calcext:value-type="float">
            <text:p>4777</text:p>
          </table:table-cell>
          <table:table-cell table:style-name="ce2" office:value-type="float" office:value="48.142" calcext:value-type="float">
            <text:p>4.81E+001</text:p>
          </table:table-cell>
          <table:table-cell table:style-name="ce2" office:value-type="float" office:value="70.8715" calcext:value-type="float">
            <text:p>7.09E+001</text:p>
          </table:table-cell>
          <table:table-cell table:style-name="ce2" office:value-type="float" office:value="93.9917" calcext:value-type="float">
            <text:p>9.40E+001</text:p>
          </table:table-cell>
          <table:table-cell table:formula="of:=[.B82]" office:value-type="float" office:value="48.142" calcext:value-type="float">
            <text:p>48.142</text:p>
          </table:table-cell>
          <table:table-cell table:formula="of:=([.D82]-[.B82])/2" office:value-type="float" office:value="22.92485" calcext:value-type="float">
            <text:p>22.925</text:p>
          </table:table-cell>
        </table:table-row>
        <table:table-row table:style-name="ro1">
          <table:table-cell office:value-type="float" office:value="4781" calcext:value-type="float">
            <text:p>4781</text:p>
          </table:table-cell>
          <table:table-cell table:style-name="ce2" office:value-type="float" office:value="48.9541" calcext:value-type="float">
            <text:p>4.90E+001</text:p>
          </table:table-cell>
          <table:table-cell table:style-name="ce2" office:value-type="float" office:value="71.9961" calcext:value-type="float">
            <text:p>7.20E+001</text:p>
          </table:table-cell>
          <table:table-cell table:style-name="ce2" office:value-type="float" office:value="95.3786" calcext:value-type="float">
            <text:p>9.54E+001</text:p>
          </table:table-cell>
          <table:table-cell table:formula="of:=[.B83]" office:value-type="float" office:value="48.9541" calcext:value-type="float">
            <text:p>48.954</text:p>
          </table:table-cell>
          <table:table-cell table:formula="of:=([.D83]-[.B83])/2" office:value-type="float" office:value="23.21225" calcext:value-type="float">
            <text:p>23.212</text:p>
          </table:table-cell>
        </table:table-row>
        <table:table-row table:style-name="ro1">
          <table:table-cell office:value-type="float" office:value="4782" calcext:value-type="float">
            <text:p>4782</text:p>
          </table:table-cell>
          <table:table-cell table:style-name="ce2" office:value-type="float" office:value="49.5088" calcext:value-type="float">
            <text:p>4.95E+001</text:p>
          </table:table-cell>
          <table:table-cell table:style-name="ce2" office:value-type="float" office:value="72.658" calcext:value-type="float">
            <text:p>7.27E+001</text:p>
          </table:table-cell>
          <table:table-cell table:style-name="ce2" office:value-type="float" office:value="95.8338" calcext:value-type="float">
            <text:p>9.58E+001</text:p>
          </table:table-cell>
          <table:table-cell table:formula="of:=[.B84]" office:value-type="float" office:value="49.5088" calcext:value-type="float">
            <text:p>49.509</text:p>
          </table:table-cell>
          <table:table-cell table:formula="of:=([.D84]-[.B84])/2" office:value-type="float" office:value="23.1625" calcext:value-type="float">
            <text:p>23.163</text:p>
          </table:table-cell>
        </table:table-row>
        <table:table-row table:style-name="ro1">
          <table:table-cell office:value-type="float" office:value="4785" calcext:value-type="float">
            <text:p>4785</text:p>
          </table:table-cell>
          <table:table-cell table:style-name="ce2" office:value-type="float" office:value="49.8" calcext:value-type="float">
            <text:p>4.98E+001</text:p>
          </table:table-cell>
          <table:table-cell table:style-name="ce2" office:value-type="float" office:value="71.2734" calcext:value-type="float">
            <text:p>7.13E+001</text:p>
          </table:table-cell>
          <table:table-cell table:style-name="ce2" office:value-type="float" office:value="92.9513" calcext:value-type="float">
            <text:p>9.30E+001</text:p>
          </table:table-cell>
          <table:table-cell table:formula="of:=[.B85]" office:value-type="float" office:value="49.8" calcext:value-type="float">
            <text:p>49.800</text:p>
          </table:table-cell>
          <table:table-cell table:formula="of:=([.D85]-[.B85])/2" office:value-type="float" office:value="21.57565" calcext:value-type="float">
            <text:p>21.576</text:p>
          </table:table-cell>
        </table:table-row>
        <table:table-row table:style-name="ro1">
          <table:table-cell office:value-type="float" office:value="4786" calcext:value-type="float">
            <text:p>4786</text:p>
          </table:table-cell>
          <table:table-cell table:style-name="ce2" office:value-type="float" office:value="49.9308" calcext:value-type="float">
            <text:p>4.99E+001</text:p>
          </table:table-cell>
          <table:table-cell table:style-name="ce2" office:value-type="float" office:value="72.291" calcext:value-type="float">
            <text:p>7.23E+001</text:p>
          </table:table-cell>
          <table:table-cell table:style-name="ce2" office:value-type="float" office:value="94.96" calcext:value-type="float">
            <text:p>9.50E+001</text:p>
          </table:table-cell>
          <table:table-cell table:formula="of:=[.B86]" office:value-type="float" office:value="49.9308" calcext:value-type="float">
            <text:p>49.931</text:p>
          </table:table-cell>
          <table:table-cell table:formula="of:=([.D86]-[.B86])/2" office:value-type="float" office:value="22.5146" calcext:value-type="float">
            <text:p>22.515</text:p>
          </table:table-cell>
        </table:table-row>
        <table:table-row table:style-name="ro1">
          <table:table-cell office:value-type="float" office:value="4791" calcext:value-type="float">
            <text:p>4791</text:p>
          </table:table-cell>
          <table:table-cell table:style-name="ce2" office:value-type="float" office:value="50.2732" calcext:value-type="float">
            <text:p>5.03E+001</text:p>
          </table:table-cell>
          <table:table-cell table:style-name="ce2" office:value-type="float" office:value="72.8456" calcext:value-type="float">
            <text:p>7.28E+001</text:p>
          </table:table-cell>
          <table:table-cell table:style-name="ce2" office:value-type="float" office:value="95.6256" calcext:value-type="float">
            <text:p>9.56E+001</text:p>
          </table:table-cell>
          <table:table-cell table:formula="of:=[.B87]" office:value-type="float" office:value="50.2732" calcext:value-type="float">
            <text:p>50.273</text:p>
          </table:table-cell>
          <table:table-cell table:formula="of:=([.D87]-[.B87])/2" office:value-type="float" office:value="22.6762" calcext:value-type="float">
            <text:p>22.676</text:p>
          </table:table-cell>
        </table:table-row>
        <table:table-row table:style-name="ro1">
          <table:table-cell office:value-type="float" office:value="4794" calcext:value-type="float">
            <text:p>4794</text:p>
          </table:table-cell>
          <table:table-cell table:style-name="ce2" office:value-type="float" office:value="50.0048" calcext:value-type="float">
            <text:p>5.00E+001</text:p>
          </table:table-cell>
          <table:table-cell table:style-name="ce2" office:value-type="float" office:value="70.5217" calcext:value-type="float">
            <text:p>7.05E+001</text:p>
          </table:table-cell>
          <table:table-cell table:style-name="ce2" office:value-type="float" office:value="91.2417" calcext:value-type="float">
            <text:p>9.12E+001</text:p>
          </table:table-cell>
          <table:table-cell table:formula="of:=[.B88]" office:value-type="float" office:value="50.0048" calcext:value-type="float">
            <text:p>50.005</text:p>
          </table:table-cell>
          <table:table-cell table:formula="of:=([.D88]-[.B88])/2" office:value-type="float" office:value="20.61845" calcext:value-type="float">
            <text:p>20.618</text:p>
          </table:table-cell>
        </table:table-row>
        <table:table-row table:style-name="ro1">
          <table:table-cell office:value-type="float" office:value="4986" calcext:value-type="float">
            <text:p>4986</text:p>
          </table:table-cell>
          <table:table-cell table:style-name="ce2" office:value-type="float" office:value="48.5198" calcext:value-type="float">
            <text:p>4.85E+001</text:p>
          </table:table-cell>
          <table:table-cell table:style-name="ce2" office:value-type="float" office:value="68.6103" calcext:value-type="float">
            <text:p>6.86E+001</text:p>
          </table:table-cell>
          <table:table-cell table:style-name="ce2" office:value-type="float" office:value="88.9262" calcext:value-type="float">
            <text:p>8.89E+001</text:p>
          </table:table-cell>
          <table:table-cell table:formula="of:=[.B89]" office:value-type="float" office:value="48.5198" calcext:value-type="float">
            <text:p>48.520</text:p>
          </table:table-cell>
          <table:table-cell table:formula="of:=([.D89]-[.B89])/2" office:value-type="float" office:value="20.2032" calcext:value-type="float">
            <text:p>20.203</text:p>
          </table:table-cell>
        </table:table-row>
        <table:table-row table:style-name="ro1">
          <table:table-cell office:value-type="float" office:value="5033" calcext:value-type="float">
            <text:p>5033</text:p>
          </table:table-cell>
          <table:table-cell table:style-name="ce2" office:value-type="float" office:value="48.4572" calcext:value-type="float">
            <text:p>4.85E+001</text:p>
          </table:table-cell>
          <table:table-cell table:style-name="ce2" office:value-type="float" office:value="68.1785" calcext:value-type="float">
            <text:p>6.82E+001</text:p>
          </table:table-cell>
          <table:table-cell table:style-name="ce2" office:value-type="float" office:value="88.1887" calcext:value-type="float">
            <text:p>8.82E+001</text:p>
          </table:table-cell>
          <table:table-cell table:formula="of:=[.B90]" office:value-type="float" office:value="48.4572" calcext:value-type="float">
            <text:p>48.457</text:p>
          </table:table-cell>
          <table:table-cell table:formula="of:=([.D90]-[.B90])/2" office:value-type="float" office:value="19.86575" calcext:value-type="float">
            <text:p>19.866</text:p>
          </table:table-cell>
        </table:table-row>
        <table:table-row table:style-name="ro1">
          <table:table-cell office:value-type="float" office:value="5903" calcext:value-type="float">
            <text:p>5903</text:p>
          </table:table-cell>
          <table:table-cell table:style-name="ce2" office:value-type="float" office:value="41.1559" calcext:value-type="float">
            <text:p>4.12E+001</text:p>
          </table:table-cell>
          <table:table-cell table:style-name="ce2" office:value-type="float" office:value="48.1554" calcext:value-type="float">
            <text:p>4.82E+001</text:p>
          </table:table-cell>
          <table:table-cell/>
          <table:table-cell table:formula="of:=[.B91]" office:value-type="float" office:value="41.1559" calcext:value-type="float">
            <text:p>41.156</text:p>
          </table:table-cell>
          <table:table-cell table:formula="of:=[.C91]-[.B91]" office:value-type="float" office:value="6.9995" calcext:value-type="float">
            <text:p>7.000</text:p>
          </table:table-cell>
        </table:table-row>
        <table:table-row table:style-name="ro1">
          <table:table-cell office:value-type="float" office:value="5904" calcext:value-type="float">
            <text:p>5904</text:p>
          </table:table-cell>
          <table:table-cell table:style-name="ce2" office:value-type="float" office:value="41.3157" calcext:value-type="float">
            <text:p>4.13E+001</text:p>
          </table:table-cell>
          <table:table-cell table:style-name="ce2" office:value-type="float" office:value="47.4999" calcext:value-type="float">
            <text:p>4.75E+001</text:p>
          </table:table-cell>
          <table:table-cell/>
          <table:table-cell table:formula="of:=[.B92]" office:value-type="float" office:value="41.3157" calcext:value-type="float">
            <text:p>41.316</text:p>
          </table:table-cell>
          <table:table-cell table:formula="of:=[.C92]-[.B92]" office:value-type="float" office:value="6.1842" calcext:value-type="float">
            <text:p>6.184</text:p>
          </table:table-cell>
        </table:table-row>
        <table:table-row table:style-name="ro1">
          <table:table-cell office:value-type="float" office:value="5906" calcext:value-type="float">
            <text:p>5906</text:p>
          </table:table-cell>
          <table:table-cell table:style-name="ce2" office:value-type="float" office:value="42.009" calcext:value-type="float">
            <text:p>4.20E+001</text:p>
          </table:table-cell>
          <table:table-cell table:style-name="ce2" office:value-type="float" office:value="47.9045" calcext:value-type="float">
            <text:p>4.79E+001</text:p>
          </table:table-cell>
          <table:table-cell/>
          <table:table-cell table:formula="of:=[.B93]" office:value-type="float" office:value="42.009" calcext:value-type="float">
            <text:p>42.009</text:p>
          </table:table-cell>
          <table:table-cell table:formula="of:=[.C93]-[.B93]" office:value-type="float" office:value="5.8955" calcext:value-type="float">
            <text:p>5.896</text:p>
          </table:table-cell>
        </table:table-row>
        <table:table-row table:style-name="ro1">
          <table:table-cell office:value-type="float" office:value="5907" calcext:value-type="float">
            <text:p>5907</text:p>
          </table:table-cell>
          <table:table-cell table:style-name="ce2" office:value-type="float" office:value="42.0846" calcext:value-type="float">
            <text:p>4.21E+001</text:p>
          </table:table-cell>
          <table:table-cell table:style-name="ce2" office:value-type="float" office:value="48.5388" calcext:value-type="float">
            <text:p>4.85E+001</text:p>
          </table:table-cell>
          <table:table-cell/>
          <table:table-cell table:formula="of:=[.B94]" office:value-type="float" office:value="42.0846" calcext:value-type="float">
            <text:p>42.085</text:p>
          </table:table-cell>
          <table:table-cell table:formula="of:=[.C94]-[.B94]" office:value-type="float" office:value="6.45420000000001" calcext:value-type="float">
            <text:p>6.454</text:p>
          </table:table-cell>
        </table:table-row>
        <table:table-row table:style-name="ro1">
          <table:table-cell office:value-type="float" office:value="5908" calcext:value-type="float">
            <text:p>5908</text:p>
          </table:table-cell>
          <table:table-cell table:style-name="ce2" office:value-type="float" office:value="40.4818" calcext:value-type="float">
            <text:p>4.05E+001</text:p>
          </table:table-cell>
          <table:table-cell table:style-name="ce2" office:value-type="float" office:value="46.6536" calcext:value-type="float">
            <text:p>4.67E+001</text:p>
          </table:table-cell>
          <table:table-cell/>
          <table:table-cell table:formula="of:=[.B95]" office:value-type="float" office:value="40.4818" calcext:value-type="float">
            <text:p>40.482</text:p>
          </table:table-cell>
          <table:table-cell table:formula="of:=[.C95]-[.B95]" office:value-type="float" office:value="6.17179999999999" calcext:value-type="float">
            <text:p>6.172</text:p>
          </table:table-cell>
        </table:table-row>
        <table:table-row table:style-name="ro1">
          <table:table-cell office:value-type="float" office:value="5909" calcext:value-type="float">
            <text:p>5909</text:p>
          </table:table-cell>
          <table:table-cell table:style-name="ce2" office:value-type="float" office:value="40.4943" calcext:value-type="float">
            <text:p>4.05E+001</text:p>
          </table:table-cell>
          <table:table-cell table:style-name="ce2" office:value-type="float" office:value="46.71" calcext:value-type="float">
            <text:p>4.67E+001</text:p>
          </table:table-cell>
          <table:table-cell/>
          <table:table-cell table:formula="of:=[.B96]" office:value-type="float" office:value="40.4943" calcext:value-type="float">
            <text:p>40.494</text:p>
          </table:table-cell>
          <table:table-cell table:formula="of:=[.C96]-[.B96]" office:value-type="float" office:value="6.2157" calcext:value-type="float">
            <text:p>6.216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  <table:table-cell table:style-name="ce2" office:value-type="float" office:value="42.1212" calcext:value-type="float">
            <text:p>4.21E+001</text:p>
          </table:table-cell>
          <table:table-cell table:style-name="ce2" office:value-type="float" office:value="48.0891" calcext:value-type="float">
            <text:p>4.81E+001</text:p>
          </table:table-cell>
          <table:table-cell/>
          <table:table-cell table:formula="of:=[.B97]" office:value-type="float" office:value="42.1212" calcext:value-type="float">
            <text:p>42.121</text:p>
          </table:table-cell>
          <table:table-cell table:formula="of:=[.C97]-[.B97]" office:value-type="float" office:value="5.96790000000001" calcext:value-type="float">
            <text:p>5.968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table:style-name="ce2" office:value-type="float" office:value="42.1728" calcext:value-type="float">
            <text:p>4.22E+001</text:p>
          </table:table-cell>
          <table:table-cell table:style-name="ce2" office:value-type="float" office:value="48.4078" calcext:value-type="float">
            <text:p>4.84E+001</text:p>
          </table:table-cell>
          <table:table-cell/>
          <table:table-cell table:formula="of:=[.B98]" office:value-type="float" office:value="42.1728" calcext:value-type="float">
            <text:p>42.173</text:p>
          </table:table-cell>
          <table:table-cell table:formula="of:=[.C98]-[.B98]" office:value-type="float" office:value="6.23500000000001" calcext:value-type="float">
            <text:p>6.235</text:p>
          </table:table-cell>
        </table:table-row>
        <table:table-row table:style-name="ro1">
          <table:table-cell office:value-type="float" office:value="5914" calcext:value-type="float">
            <text:p>5914</text:p>
          </table:table-cell>
          <table:table-cell table:style-name="ce2" office:value-type="float" office:value="41.0257" calcext:value-type="float">
            <text:p>4.10E+001</text:p>
          </table:table-cell>
          <table:table-cell table:style-name="ce2" office:value-type="float" office:value="46.8665" calcext:value-type="float">
            <text:p>4.69E+001</text:p>
          </table:table-cell>
          <table:table-cell/>
          <table:table-cell table:formula="of:=[.B99]" office:value-type="float" office:value="41.0257" calcext:value-type="float">
            <text:p>41.026</text:p>
          </table:table-cell>
          <table:table-cell table:formula="of:=[.C99]-[.B99]" office:value-type="float" office:value="5.8408" calcext:value-type="float">
            <text:p>5.841</text:p>
          </table:table-cell>
        </table:table-row>
        <table:table-row table:style-name="ro1">
          <table:table-cell office:value-type="float" office:value="5915" calcext:value-type="float">
            <text:p>5915</text:p>
          </table:table-cell>
          <table:table-cell table:style-name="ce2" office:value-type="float" office:value="42.3744" calcext:value-type="float">
            <text:p>4.24E+001</text:p>
          </table:table-cell>
          <table:table-cell table:style-name="ce2" office:value-type="float" office:value="48.4851" calcext:value-type="float">
            <text:p>4.85E+001</text:p>
          </table:table-cell>
          <table:table-cell/>
          <table:table-cell table:formula="of:=[.B100]" office:value-type="float" office:value="42.3744" calcext:value-type="float">
            <text:p>42.374</text:p>
          </table:table-cell>
          <table:table-cell table:formula="of:=[.C100]-[.B100]" office:value-type="float" office:value="6.1107" calcext:value-type="float">
            <text:p>6.111</text:p>
          </table:table-cell>
        </table:table-row>
        <table:table-row table:style-name="ro1">
          <table:table-cell office:value-type="float" office:value="5916" calcext:value-type="float">
            <text:p>5916</text:p>
          </table:table-cell>
          <table:table-cell table:style-name="ce2" office:value-type="float" office:value="41.9138" calcext:value-type="float">
            <text:p>4.19E+001</text:p>
          </table:table-cell>
          <table:table-cell table:style-name="ce2" office:value-type="float" office:value="48.3271" calcext:value-type="float">
            <text:p>4.83E+001</text:p>
          </table:table-cell>
          <table:table-cell/>
          <table:table-cell table:formula="of:=[.B101]" office:value-type="float" office:value="41.9138" calcext:value-type="float">
            <text:p>41.914</text:p>
          </table:table-cell>
          <table:table-cell table:formula="of:=[.C101]-[.B101]" office:value-type="float" office:value="6.41330000000001" calcext:value-type="float">
            <text:p>6.413</text:p>
          </table:table-cell>
        </table:table-row>
        <table:table-row table:style-name="ro1">
          <table:table-cell office:value-type="float" office:value="5917" calcext:value-type="float">
            <text:p>5917</text:p>
          </table:table-cell>
          <table:table-cell table:style-name="ce2" office:value-type="float" office:value="42.1978" calcext:value-type="float">
            <text:p>4.22E+001</text:p>
          </table:table-cell>
          <table:table-cell table:style-name="ce2" office:value-type="float" office:value="48.4771" calcext:value-type="float">
            <text:p>4.85E+001</text:p>
          </table:table-cell>
          <table:table-cell/>
          <table:table-cell table:formula="of:=[.B102]" office:value-type="float" office:value="42.1978" calcext:value-type="float">
            <text:p>42.198</text:p>
          </table:table-cell>
          <table:table-cell table:formula="of:=[.C102]-[.B102]" office:value-type="float" office:value="6.2793" calcext:value-type="float">
            <text:p>6.279</text:p>
          </table:table-cell>
        </table:table-row>
        <table:table-row table:style-name="ro1">
          <table:table-cell office:value-type="float" office:value="5918" calcext:value-type="float">
            <text:p>5918</text:p>
          </table:table-cell>
          <table:table-cell table:style-name="ce2" office:value-type="float" office:value="41.4927" calcext:value-type="float">
            <text:p>4.15E+001</text:p>
          </table:table-cell>
          <table:table-cell table:style-name="ce2" office:value-type="float" office:value="47.6221" calcext:value-type="float">
            <text:p>4.76E+001</text:p>
          </table:table-cell>
          <table:table-cell/>
          <table:table-cell table:formula="of:=[.B103]" office:value-type="float" office:value="41.4927" calcext:value-type="float">
            <text:p>41.493</text:p>
          </table:table-cell>
          <table:table-cell table:formula="of:=[.C103]-[.B103]" office:value-type="float" office:value="6.1294" calcext:value-type="float">
            <text:p>6.129</text:p>
          </table:table-cell>
        </table:table-row>
        <table:table-row table:style-name="ro1">
          <table:table-cell office:value-type="float" office:value="5919" calcext:value-type="float">
            <text:p>5919</text:p>
          </table:table-cell>
          <table:table-cell table:style-name="ce2" office:value-type="float" office:value="41.8523" calcext:value-type="float">
            <text:p>4.19E+001</text:p>
          </table:table-cell>
          <table:table-cell table:style-name="ce2" office:value-type="float" office:value="48.273" calcext:value-type="float">
            <text:p>4.83E+001</text:p>
          </table:table-cell>
          <table:table-cell/>
          <table:table-cell table:formula="of:=[.B104]" office:value-type="float" office:value="41.8523" calcext:value-type="float">
            <text:p>41.852</text:p>
          </table:table-cell>
          <table:table-cell table:formula="of:=[.C104]-[.B104]" office:value-type="float" office:value="6.4207" calcext:value-type="float">
            <text:p>6.421</text:p>
          </table:table-cell>
        </table:table-row>
        <table:table-row table:style-name="ro1">
          <table:table-cell office:value-type="float" office:value="6016" calcext:value-type="float">
            <text:p>6016</text:p>
          </table:table-cell>
          <table:table-cell table:style-name="ce2" office:value-type="float" office:value="52.3332" calcext:value-type="float">
            <text:p>5.23E+001</text:p>
          </table:table-cell>
          <table:table-cell table:style-name="ce2" office:value-type="float" office:value="58.6431" calcext:value-type="float">
            <text:p>5.86E+001</text:p>
          </table:table-cell>
          <table:table-cell/>
          <table:table-cell table:formula="of:=[.B105]" office:value-type="float" office:value="52.3332" calcext:value-type="float">
            <text:p>52.333</text:p>
          </table:table-cell>
          <table:table-cell table:formula="of:=[.C105]-[.B105]" office:value-type="float" office:value="6.3099" calcext:value-type="float">
            <text:p>6.310</text:p>
          </table:table-cell>
        </table:table-row>
        <table:table-row table:style-name="ro1">
          <table:table-cell office:value-type="float" office:value="6017" calcext:value-type="float">
            <text:p>6017</text:p>
          </table:table-cell>
          <table:table-cell table:style-name="ce2" office:value-type="float" office:value="51.6858" calcext:value-type="float">
            <text:p>5.17E+001</text:p>
          </table:table-cell>
          <table:table-cell table:style-name="ce2" office:value-type="float" office:value="58.0628" calcext:value-type="float">
            <text:p>5.81E+001</text:p>
          </table:table-cell>
          <table:table-cell/>
          <table:table-cell table:formula="of:=[.B106]" office:value-type="float" office:value="51.6858" calcext:value-type="float">
            <text:p>51.686</text:p>
          </table:table-cell>
          <table:table-cell table:formula="of:=[.C106]-[.B106]" office:value-type="float" office:value="6.377" calcext:value-type="float">
            <text:p>6.377</text:p>
          </table:table-cell>
        </table:table-row>
        <table:table-row table:style-name="ro1">
          <table:table-cell office:value-type="float" office:value="6018" calcext:value-type="float">
            <text:p>6018</text:p>
          </table:table-cell>
          <table:table-cell table:style-name="ce2" office:value-type="float" office:value="52.9565" calcext:value-type="float">
            <text:p>5.30E+001</text:p>
          </table:table-cell>
          <table:table-cell table:style-name="ce2" office:value-type="float" office:value="59.4313" calcext:value-type="float">
            <text:p>5.94E+001</text:p>
          </table:table-cell>
          <table:table-cell/>
          <table:table-cell table:formula="of:=[.B107]" office:value-type="float" office:value="52.9565" calcext:value-type="float">
            <text:p>52.957</text:p>
          </table:table-cell>
          <table:table-cell table:formula="of:=[.C107]-[.B107]" office:value-type="float" office:value="6.4748" calcext:value-type="float">
            <text:p>6.475</text:p>
          </table:table-cell>
        </table:table-row>
        <table:table-row table:style-name="ro1">
          <table:table-cell office:value-type="float" office:value="6019" calcext:value-type="float">
            <text:p>6019</text:p>
          </table:table-cell>
          <table:table-cell table:style-name="ce2" office:value-type="float" office:value="52.3303" calcext:value-type="float">
            <text:p>5.23E+001</text:p>
          </table:table-cell>
          <table:table-cell table:style-name="ce2" office:value-type="float" office:value="59.015" calcext:value-type="float">
            <text:p>5.90E+001</text:p>
          </table:table-cell>
          <table:table-cell/>
          <table:table-cell table:formula="of:=[.B108]" office:value-type="float" office:value="52.3303" calcext:value-type="float">
            <text:p>52.330</text:p>
          </table:table-cell>
          <table:table-cell table:formula="of:=[.C108]-[.B108]" office:value-type="float" office:value="6.6847" calcext:value-type="float">
            <text:p>6.685</text:p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  <table:table-cell table:style-name="ce2" office:value-type="float" office:value="53.2203" calcext:value-type="float">
            <text:p>5.32E+001</text:p>
          </table:table-cell>
          <table:table-cell table:style-name="ce2" office:value-type="float" office:value="59.4084" calcext:value-type="float">
            <text:p>5.94E+001</text:p>
          </table:table-cell>
          <table:table-cell/>
          <table:table-cell table:formula="of:=[.B109]" office:value-type="float" office:value="53.2203" calcext:value-type="float">
            <text:p>53.220</text:p>
          </table:table-cell>
          <table:table-cell table:formula="of:=[.C109]-[.B109]" office:value-type="float" office:value="6.18810000000001" calcext:value-type="float">
            <text:p>6.188</text:p>
          </table:table-cell>
        </table:table-row>
        <table:table-row table:style-name="ro1">
          <table:table-cell office:value-type="float" office:value="6021" calcext:value-type="float">
            <text:p>6021</text:p>
          </table:table-cell>
          <table:table-cell table:style-name="ce2" office:value-type="float" office:value="51.527" calcext:value-type="float">
            <text:p>5.15E+001</text:p>
          </table:table-cell>
          <table:table-cell table:style-name="ce2" office:value-type="float" office:value="57.0897" calcext:value-type="float">
            <text:p>5.71E+001</text:p>
          </table:table-cell>
          <table:table-cell/>
          <table:table-cell table:formula="of:=[.B110]" office:value-type="float" office:value="51.527" calcext:value-type="float">
            <text:p>51.527</text:p>
          </table:table-cell>
          <table:table-cell table:formula="of:=[.C110]-[.B110]" office:value-type="float" office:value="5.5627" calcext:value-type="float">
            <text:p>5.563</text:p>
          </table:table-cell>
        </table:table-row>
        <table:table-row table:style-name="ro1">
          <table:table-cell office:value-type="float" office:value="6022" calcext:value-type="float">
            <text:p>6022</text:p>
          </table:table-cell>
          <table:table-cell table:style-name="ce2" office:value-type="float" office:value="52.1991" calcext:value-type="float">
            <text:p>5.22E+001</text:p>
          </table:table-cell>
          <table:table-cell table:style-name="ce2" office:value-type="float" office:value="58.4508" calcext:value-type="float">
            <text:p>5.85E+001</text:p>
          </table:table-cell>
          <table:table-cell/>
          <table:table-cell table:formula="of:=[.B111]" office:value-type="float" office:value="52.1991" calcext:value-type="float">
            <text:p>52.199</text:p>
          </table:table-cell>
          <table:table-cell table:formula="of:=[.C111]-[.B111]" office:value-type="float" office:value="6.25170000000001" calcext:value-type="float">
            <text:p>6.252</text:p>
          </table:table-cell>
        </table:table-row>
        <table:table-row table:style-name="ro1">
          <table:table-cell office:value-type="float" office:value="6023" calcext:value-type="float">
            <text:p>6023</text:p>
          </table:table-cell>
          <table:table-cell table:style-name="ce2" office:value-type="float" office:value="51.2959" calcext:value-type="float">
            <text:p>5.13E+001</text:p>
          </table:table-cell>
          <table:table-cell table:style-name="ce2" office:value-type="float" office:value="58.3217" calcext:value-type="float">
            <text:p>5.83E+001</text:p>
          </table:table-cell>
          <table:table-cell/>
          <table:table-cell table:formula="of:=[.B112]" office:value-type="float" office:value="51.2959" calcext:value-type="float">
            <text:p>51.296</text:p>
          </table:table-cell>
          <table:table-cell table:formula="of:=[.C112]-[.B112]" office:value-type="float" office:value="7.02579999999999" calcext:value-type="float">
            <text:p>7.026</text:p>
          </table:table-cell>
        </table:table-row>
        <table:table-row table:style-name="ro1">
          <table:table-cell office:value-type="float" office:value="6024" calcext:value-type="float">
            <text:p>6024</text:p>
          </table:table-cell>
          <table:table-cell table:style-name="ce2" office:value-type="float" office:value="52.2277" calcext:value-type="float">
            <text:p>5.22E+001</text:p>
          </table:table-cell>
          <table:table-cell table:style-name="ce2" office:value-type="float" office:value="57.9643" calcext:value-type="float">
            <text:p>5.80E+001</text:p>
          </table:table-cell>
          <table:table-cell/>
          <table:table-cell table:formula="of:=[.B113]" office:value-type="float" office:value="52.2277" calcext:value-type="float">
            <text:p>52.228</text:p>
          </table:table-cell>
          <table:table-cell table:formula="of:=[.C113]-[.B113]" office:value-type="float" office:value="5.7366" calcext:value-type="float">
            <text:p>5.737</text:p>
          </table:table-cell>
        </table:table-row>
        <table:table-row table:style-name="ro1">
          <table:table-cell office:value-type="float" office:value="6031" calcext:value-type="float">
            <text:p>6031</text:p>
          </table:table-cell>
          <table:table-cell table:style-name="ce2" office:value-type="float" office:value="53.0266" calcext:value-type="float">
            <text:p>5.30E+001</text:p>
          </table:table-cell>
          <table:table-cell table:style-name="ce2" office:value-type="float" office:value="60.0038" calcext:value-type="float">
            <text:p>6.00E+001</text:p>
          </table:table-cell>
          <table:table-cell/>
          <table:table-cell table:formula="of:=[.B114]" office:value-type="float" office:value="53.0266" calcext:value-type="float">
            <text:p>53.027</text:p>
          </table:table-cell>
          <table:table-cell table:formula="of:=[.C114]-[.B114]" office:value-type="float" office:value="6.9772" calcext:value-type="float">
            <text:p>6.977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table:style-name="ce2" office:value-type="float" office:value="49.5385" calcext:value-type="float">
            <text:p>4.95E+001</text:p>
          </table:table-cell>
          <table:table-cell table:style-name="ce2" office:value-type="float" office:value="60.5169" calcext:value-type="float">
            <text:p>6.05E+001</text:p>
          </table:table-cell>
          <table:table-cell/>
          <table:table-cell table:formula="of:=[.B115]" office:value-type="float" office:value="49.5385" calcext:value-type="float">
            <text:p>49.539</text:p>
          </table:table-cell>
          <table:table-cell table:formula="of:=[.C115]-[.B115]" office:value-type="float" office:value="10.9784" calcext:value-type="float">
            <text:p>10.978</text:p>
          </table:table-cell>
        </table:table-row>
        <table:table-row table:style-name="ro1">
          <table:table-cell office:value-type="float" office:value="6077" calcext:value-type="float">
            <text:p>6077</text:p>
          </table:table-cell>
          <table:table-cell table:style-name="ce2" office:value-type="float" office:value="48.6676" calcext:value-type="float">
            <text:p>4.87E+001</text:p>
          </table:table-cell>
          <table:table-cell table:style-name="ce2" office:value-type="float" office:value="60.2922" calcext:value-type="float">
            <text:p>6.03E+001</text:p>
          </table:table-cell>
          <table:table-cell/>
          <table:table-cell table:formula="of:=[.B116]" office:value-type="float" office:value="48.6676" calcext:value-type="float">
            <text:p>48.668</text:p>
          </table:table-cell>
          <table:table-cell table:formula="of:=[.C116]-[.B116]" office:value-type="float" office:value="11.6246" calcext:value-type="float">
            <text:p>11.625</text:p>
          </table:table-cell>
        </table:table-row>
        <table:table-row table:style-name="ro1">
          <table:table-cell office:value-type="float" office:value="6078" calcext:value-type="float">
            <text:p>6078</text:p>
          </table:table-cell>
          <table:table-cell table:style-name="ce2" office:value-type="float" office:value="48.8143" calcext:value-type="float">
            <text:p>4.88E+001</text:p>
          </table:table-cell>
          <table:table-cell table:style-name="ce2" office:value-type="float" office:value="60.4551" calcext:value-type="float">
            <text:p>6.05E+001</text:p>
          </table:table-cell>
          <table:table-cell/>
          <table:table-cell table:formula="of:=[.B117]" office:value-type="float" office:value="48.8143" calcext:value-type="float">
            <text:p>48.814</text:p>
          </table:table-cell>
          <table:table-cell table:formula="of:=[.C117]-[.B117]" office:value-type="float" office:value="11.6408" calcext:value-type="float">
            <text:p>11.641</text:p>
          </table:table-cell>
        </table:table-row>
        <table:table-row table:style-name="ro1">
          <table:table-cell office:value-type="float" office:value="6079" calcext:value-type="float">
            <text:p>6079</text:p>
          </table:table-cell>
          <table:table-cell table:style-name="ce2" office:value-type="float" office:value="48.1199" calcext:value-type="float">
            <text:p>4.81E+001</text:p>
          </table:table-cell>
          <table:table-cell table:style-name="ce2" office:value-type="float" office:value="59.5695" calcext:value-type="float">
            <text:p>5.96E+001</text:p>
          </table:table-cell>
          <table:table-cell/>
          <table:table-cell table:formula="of:=[.B118]" office:value-type="float" office:value="48.1199" calcext:value-type="float">
            <text:p>48.120</text:p>
          </table:table-cell>
          <table:table-cell table:formula="of:=[.C118]-[.B118]" office:value-type="float" office:value="11.4496" calcext:value-type="float">
            <text:p>11.450</text:p>
          </table:table-cell>
        </table:table-row>
        <table:table-row table:style-name="ro1">
          <table:table-cell office:value-type="float" office:value="7861" calcext:value-type="float">
            <text:p>7861</text:p>
          </table:table-cell>
          <table:table-cell table:style-name="ce2" office:value-type="float" office:value="50.9844" calcext:value-type="float">
            <text:p>5.10E+001</text:p>
          </table:table-cell>
          <table:table-cell table:style-name="ce2" office:value-type="float" office:value="69.6504" calcext:value-type="float">
            <text:p>6.97E+001</text:p>
          </table:table-cell>
          <table:table-cell/>
          <table:table-cell table:formula="of:=[.B119]" office:value-type="float" office:value="50.9844" calcext:value-type="float">
            <text:p>50.984</text:p>
          </table:table-cell>
          <table:table-cell table:formula="of:=[.C119]-[.B119]" office:value-type="float" office:value="18.666" calcext:value-type="float">
            <text:p>18.666</text:p>
          </table:table-cell>
        </table:table-row>
        <table:table-row table:style-name="ro1">
          <table:table-cell office:value-type="float" office:value="7862" calcext:value-type="float">
            <text:p>7862</text:p>
          </table:table-cell>
          <table:table-cell table:style-name="ce2" office:value-type="float" office:value="50.87" calcext:value-type="float">
            <text:p>5.09E+001</text:p>
          </table:table-cell>
          <table:table-cell table:style-name="ce2" office:value-type="float" office:value="70.6515" calcext:value-type="float">
            <text:p>7.07E+001</text:p>
          </table:table-cell>
          <table:table-cell/>
          <table:table-cell table:formula="of:=[.B120]" office:value-type="float" office:value="50.87" calcext:value-type="float">
            <text:p>50.870</text:p>
          </table:table-cell>
          <table:table-cell table:formula="of:=[.C120]-[.B120]" office:value-type="float" office:value="19.7815" calcext:value-type="float">
            <text:p>19.782</text:p>
          </table:table-cell>
        </table:table-row>
        <table:table-row table:style-name="ro1" table:number-rows-repeated="10484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3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 style:data-style-name="N2" text:time-value="09:52:58.5601207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 </meta:initial-creator>
    <meta:creation-date>2015-08-17T11:42:25.313116512</meta:creation-date>
    <dc:date>2015-08-18T15:14:42.978122635</dc:date>
    <dc:creator>ed </dc:creator>
    <meta:editing-duration>PT9H6M41S</meta:editing-duration>
    <meta:editing-cycles>37</meta:editing-cycles>
    <meta:generator>LibreOffice/4.2.8.2$Linux_X86_64 LibreOffice_project/420m0$Build-2</meta:generator>
    <meta:document-statistic meta:table-count="1" meta:cell-count="621" meta:object-count="0"/>
  </office:meta>
</office:document-meta>
</file>